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955" officeooo:paragraph-rsid="00108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rupt Change</text:p>
      <text:p text:style-name="P1"/>
      <text:p text:style-name="P1">It has long been argued whether change should be gradual or abrupt. <text:s/>The answer is very easy, especially if it is you making the change.</text:p>
      <text:p text:style-name="P1">Why change? <text:s/>Because it ushers in a betterment.</text:p>
      <text:p text:style-name="P1">Then a gradual change simply delays the betterment. So the answer is change Abruptly.</text:p>
      <text:p text:style-name="P1"/>
      <text:p text:style-name="P1">There is another insidious reasoning, which comes to the same answer. It is rooted in a disbelief about the change. The person does not believe in the change, but they are being coerced to change by external parties. <text:s/>In this case, the change is not seen as a betterment. So the path of gradual change is taken reluctantly and this <text:s/>handles the coercion. This process results in a reversal of change once the coercion is removed. <text:s/>The power to reverse is ready, since there is no belief that the change is for the better. This results in no change at all!</text:p>
      <text:p text:style-name="P1"/>
      <text:p text:style-name="P1">So in order to make a change, change abruptly! This will force the recognition and internalization of the change as beneficial. <text:s/>There is no reversal here, because this change is for betterment and going backwards is a self beating.</text:p>
      <text:p text:style-name="P1"/>
      <text:p text:style-name="P1">So the motto should be ‘Always change abruptly’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2:52:21.395273443</meta:creation-date>
    <dc:date>2024-02-03T16:41:23.093784383</dc:date>
    <meta:editing-duration>PT17H49M2S</meta:editing-duration>
    <meta:editing-cycles>1</meta:editing-cycles>
    <meta:document-statistic meta:table-count="0" meta:image-count="0" meta:object-count="0" meta:page-count="1" meta:paragraph-count="7" meta:word-count="197" meta:character-count="1116" meta:non-whitespace-character-count="920"/>
    <meta:generator>LibreOffice/7.6.2.1$Linux_X86_64 LibreOffice_project/60$Build-1</meta:generator>
  </office:meta>
</office:document-meta>
</file>